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1.93mm"/>
    </style:style>
    <style:style style:name="co2" style:family="table-column">
      <style:table-column-properties fo:break-before="auto" style:column-width="38.84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27.0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7.98mm"/>
    </style:style>
    <style:style style:name="co7" style:family="table-column">
      <style:table-column-properties fo:break-before="auto" style:column-width="14.36mm"/>
    </style:style>
    <style:style style:name="co8" style:family="table-column">
      <style:table-column-properties fo:break-before="auto" style:column-width="21.85mm"/>
    </style:style>
    <style:style style:name="co9" style:family="table-column">
      <style:table-column-properties fo:break-before="auto" style:column-width="19.54mm"/>
    </style:style>
    <style:style style:name="co10" style:family="table-column">
      <style:table-column-properties fo:break-before="auto" style:column-width="24.15mm"/>
    </style:style>
    <style:style style:name="co11" style:family="table-column">
      <style:table-column-properties fo:break-before="auto" style:column-width="35.08mm"/>
    </style:style>
    <style:style style:name="co12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208.38mm" svg:y="12.74mm">
            <loext:p draw:notify-on-update-of-ranges="Feuille1.C4:Feuille1.C33 Feuille1.E3:Feuille1.E3 Feuille1.E4:Feuille1.E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09.16mm" svg:y="87.38mm">
            <loext:p draw:notify-on-update-of-ranges="Feuille1.A4:Feuille1.A33 Feuille1.E3:Feuille1.E3 Feuille1.E4:Feuille1.E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ange : 1um</text:p>
          </table:table-cell>
          <table:table-cell/>
          <table:table-cell office:value-type="string" calcext:value-type="string">
            <text:p>Center 25,5 ; 21</text:p>
          </table:table-cell>
          <table:table-cell office:value-type="string" calcext:value-type="string">
            <text:p>Nb Steps : 51</text:p>
          </table:table-cell>
          <table:table-cell office:value-type="string" calcext:value-type="string">
            <text:p>Step size : 0,0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(mesure)</text:p>
          </table:table-cell>
          <table:table-cell office:value-type="string" calcext:value-type="string">
            <text:p>(après mesure)</text:p>
          </table:table-cell>
          <table:table-cell office:value-type="string" calcext:value-type="string">
            <text:p>Distance (steps, relatif)</text:p>
          </table:table-cell>
          <table:table-cell office:value-type="string" calcext:value-type="string">
            <text:p>Amplitude max</text:p>
          </table:table-cell>
          <table:table-cell office:value-type="string" calcext:value-type="string">
            <text:p>waist</text:p>
          </table:table-cell>
          <table:table-cell/>
          <table:table-cell office:value-type="string" calcext:value-type="string">
            <text:p>nb file</text:p>
          </table:table-cell>
        </table:table-row>
        <table:table-row table:style-name="ro1">
          <table:table-cell office:value-type="float" office:value="7.146" calcext:value-type="float">
            <text:p>7,1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15" calcext:value-type="float">
            <text:p>0,115</text:p>
          </table:table-cell>
          <table:table-cell office:value-type="float" office:value="0.443" calcext:value-type="float">
            <text:p>0,44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.156" calcext:value-type="float">
            <text:p>7,1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16" calcext:value-type="float">
            <text:p>0,116</text:p>
          </table:table-cell>
          <table:table-cell office:value-type="float" office:value="0.42" calcext:value-type="float">
            <text:p>0,4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.168" calcext:value-type="float">
            <text:p>7,1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16" calcext:value-type="float">
            <text:p>0,116</text:p>
          </table:table-cell>
          <table:table-cell office:value-type="float" office:value="0.434" calcext:value-type="float">
            <text:p>0,43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.17" calcext:value-type="float">
            <text:p>7,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16" calcext:value-type="float">
            <text:p>0,116</text:p>
          </table:table-cell>
          <table:table-cell office:value-type="float" office:value="0.437" calcext:value-type="float">
            <text:p>0,43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.179" calcext:value-type="float">
            <text:p>7,1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17" calcext:value-type="float">
            <text:p>0,117</text:p>
          </table:table-cell>
          <table:table-cell office:value-type="float" office:value="0.447" calcext:value-type="float">
            <text:p>0,447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.184" calcext:value-type="float">
            <text:p>7,18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18" calcext:value-type="float">
            <text:p>0,118</text:p>
          </table:table-cell>
          <table:table-cell office:value-type="float" office:value="0.428" calcext:value-type="float">
            <text:p>0,428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.189" calcext:value-type="float">
            <text:p>7,18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18" calcext:value-type="float">
            <text:p>0,118</text:p>
          </table:table-cell>
          <table:table-cell office:value-type="float" office:value="0.452" calcext:value-type="float">
            <text:p>0,45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.197" calcext:value-type="float">
            <text:p>7,19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19" calcext:value-type="float">
            <text:p>0,119</text:p>
          </table:table-cell>
          <table:table-cell office:value-type="float" office:value="0.45" calcext:value-type="float">
            <text:p>0,4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.202" calcext:value-type="float">
            <text:p>7,20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12" calcext:value-type="float">
            <text:p>0,12</text:p>
          </table:table-cell>
          <table:table-cell office:value-type="float" office:value="0.449" calcext:value-type="float">
            <text:p>0,449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.211" calcext:value-type="float">
            <text:p>7,2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21" calcext:value-type="float">
            <text:p>0,121</text:p>
          </table:table-cell>
          <table:table-cell office:value-type="float" office:value="0.459" calcext:value-type="float">
            <text:p>0,459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.212" calcext:value-type="float">
            <text:p>7,2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19" calcext:value-type="float">
            <text:p>0,119</text:p>
          </table:table-cell>
          <table:table-cell office:value-type="float" office:value="0.445" calcext:value-type="float">
            <text:p>0,445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.31" calcext:value-type="float">
            <text:p>7,3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uvelles mesures :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</table:table-row>
      </table:table>
      <table:table table:name="Mesures2" table:style-name="ta1">
        <table:shapes>
          <draw:frame draw:z-index="0" draw:style-name="gr1" draw:text-style-name="P1" svg:width="159.99mm" svg:height="89.99mm" svg:x="198.78mm" svg:y="89.5mm">
            <loext:p draw:notify-on-update-of-ranges="Mesures2.E4:Mesures2.E50 Mesures2.E3:Mesures2.E3 Mesures2.H4:Mesures2.H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195.53mm" svg:y="0mm">
            <loext:p draw:notify-on-update-of-ranges="Mesures2.B4:Mesures2.B50 Mesures2.A3:Mesures2.A3 Mesures2.H4:Mesures2.H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9.99mm" svg:height="89.99mm" svg:x="195.3mm" svg:y="181.14mm">
            <loext:p draw:notify-on-update-of-ranges="Mesures2.B4:Mesures2.B50 Mesures2.A3:Mesures2.A3 Mesures2.E3:Mesures2.E5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table:number-columns-repeated="9"/>
          <table:table-cell office:value-type="string" calcext:value-type="string">
            <text:p>Nb Steps : 51</text:p>
          </table:table-cell>
          <table:table-cell office:value-type="string" calcext:value-type="string">
            <text:p>Step size : 0,0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istance (relatif, cible)</text:p>
          </table:table-cell>
          <table:table-cell/>
          <table:table-cell office:value-type="string" calcext:value-type="string">
            <text:p>File Nb</text:p>
          </table:table-cell>
          <table:table-cell office:value-type="string" calcext:value-type="string">
            <text:p>Range (um)</text:p>
          </table:table-cell>
          <table:table-cell office:value-type="string" calcext:value-type="string">
            <text:p>Distance (mesure)</text:p>
          </table:table-cell>
          <table:table-cell office:value-type="string" calcext:value-type="string">
            <text:p>(après mesure)</text:p>
          </table:table-cell>
          <table:table-cell office:value-type="string" calcext:value-type="string">
            <text:p>Amplitude max</text:p>
          </table:table-cell>
          <table:table-cell office:value-type="string" calcext:value-type="string">
            <text:p>Waist (um)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25-[.A4]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.23" calcext:value-type="float">
            <text:p>7,23</text:p>
          </table:table-cell>
          <table:table-cell/>
          <table:table-cell office:value-type="float" office:value="0.114" calcext:value-type="float">
            <text:p>0,114</text:p>
          </table:table-cell>
          <table:table-cell office:value-type="float" office:value="0.414" calcext:value-type="float">
            <text:p>0,414</text:p>
          </table:table-cell>
          <table:table-cell table:number-columns-repeated="3"/>
        </table:table-row>
        <table:table-row table:style-name="ro1">
          <table:table-cell office:value-type="float" office:value="24.99" calcext:value-type="float">
            <text:p>24,99</text:p>
          </table:table-cell>
          <table:table-cell table:formula="of:=25-[.A5]" office:value-type="float" office:value="0.0100000000000016" calcext:value-type="float">
            <text:p>0,0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7.243" calcext:value-type="float">
            <text:p>7,243</text:p>
          </table:table-cell>
          <table:table-cell office:value-type="float" office:value="7.245" calcext:value-type="float">
            <text:p>7,245</text:p>
          </table:table-cell>
          <table:table-cell office:value-type="float" office:value="0.114" calcext:value-type="float">
            <text:p>0,114</text:p>
          </table:table-cell>
          <table:table-cell office:value-type="float" office:value="0.419" calcext:value-type="float">
            <text:p>0,419</text:p>
          </table:table-cell>
          <table:table-cell table:number-columns-repeated="3"/>
        </table:table-row>
        <table:table-row table:style-name="ro1">
          <table:table-cell office:value-type="float" office:value="24.98" calcext:value-type="float">
            <text:p>24,98</text:p>
          </table:table-cell>
          <table:table-cell table:formula="of:=25-[.A6]" office:value-type="float" office:value="0.0199999999999996" calcext:value-type="float">
            <text:p>0,02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7.25" calcext:value-type="float">
            <text:p>7,25</text:p>
          </table:table-cell>
          <table:table-cell office:value-type="float" office:value="7.247" calcext:value-type="float">
            <text:p>7,247</text:p>
          </table:table-cell>
          <table:table-cell office:value-type="float" office:value="0.114" calcext:value-type="float">
            <text:p>0,114</text:p>
          </table:table-cell>
          <table:table-cell office:value-type="float" office:value="0.422" calcext:value-type="float">
            <text:p>0,422</text:p>
          </table:table-cell>
          <table:table-cell table:number-columns-repeated="3"/>
        </table:table-row>
        <table:table-row table:style-name="ro1">
          <table:table-cell office:value-type="float" office:value="24.97" calcext:value-type="float">
            <text:p>24,97</text:p>
          </table:table-cell>
          <table:table-cell table:formula="of:=25-[.A7]" office:value-type="float" office:value="0.0300000000000011" calcext:value-type="float">
            <text:p>0,03</text:p>
          </table:table-cell>
          <table:table-cell office:value-type="float" office:value="23" calcext:value-type="float">
            <text:p>23</text:p>
          </table:table-cell>
          <table:table-cell/>
          <table:table-cell table:number-columns-repeated="2" office:value-type="float" office:value="7.252" calcext:value-type="float">
            <text:p>7,252</text:p>
          </table:table-cell>
          <table:table-cell office:value-type="float" office:value="0.114" calcext:value-type="float">
            <text:p>0,114</text:p>
          </table:table-cell>
          <table:table-cell office:value-type="float" office:value="0.428" calcext:value-type="float">
            <text:p>0,428</text:p>
          </table:table-cell>
          <table:table-cell table:number-columns-repeated="3"/>
        </table:table-row>
        <table:table-row table:style-name="ro1">
          <table:table-cell office:value-type="float" office:value="24.96" calcext:value-type="float">
            <text:p>24,96</text:p>
          </table:table-cell>
          <table:table-cell table:formula="of:=25-[.A8]" office:value-type="float" office:value="0.0399999999999991" calcext:value-type="float">
            <text:p>0,04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7.255" calcext:value-type="float">
            <text:p>7,255</text:p>
          </table:table-cell>
          <table:table-cell office:value-type="float" office:value="0.115" calcext:value-type="float">
            <text:p>0,115</text:p>
          </table:table-cell>
          <table:table-cell office:value-type="float" office:value="0.434" calcext:value-type="float">
            <text:p>0,434</text:p>
          </table:table-cell>
          <table:table-cell table:number-columns-repeated="3"/>
        </table:table-row>
        <table:table-row table:style-name="ro1">
          <table:table-cell office:value-type="float" office:value="24.95" calcext:value-type="float">
            <text:p>24,95</text:p>
          </table:table-cell>
          <table:table-cell table:formula="of:=25-[.A9]" office:value-type="float" office:value="0.0500000000000007" calcext:value-type="float">
            <text:p>0,0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.258" calcext:value-type="float">
            <text:p>7,258</text:p>
          </table:table-cell>
          <table:table-cell office:value-type="float" office:value="7.257" calcext:value-type="float">
            <text:p>7,257</text:p>
          </table:table-cell>
          <table:table-cell office:value-type="float" office:value="0.115" calcext:value-type="float">
            <text:p>0,115</text:p>
          </table:table-cell>
          <table:table-cell office:value-type="float" office:value="0.445" calcext:value-type="float">
            <text:p>0,445</text:p>
          </table:table-cell>
          <table:table-cell table:number-columns-repeated="3"/>
        </table:table-row>
        <table:table-row table:style-name="ro1">
          <table:table-cell office:value-type="float" office:value="24.94" calcext:value-type="float">
            <text:p>24,94</text:p>
          </table:table-cell>
          <table:table-cell table:formula="of:=25-[.A10]" office:value-type="float" office:value="0.0599999999999987" calcext:value-type="float">
            <text:p>0,0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7.26" calcext:value-type="float">
            <text:p>7,26</text:p>
          </table:table-cell>
          <table:table-cell office:value-type="float" office:value="7.259" calcext:value-type="float">
            <text:p>7,259</text:p>
          </table:table-cell>
          <table:table-cell office:value-type="float" office:value="0.115" calcext:value-type="float">
            <text:p>0,115</text:p>
          </table:table-cell>
          <table:table-cell office:value-type="float" office:value="0.432" calcext:value-type="float">
            <text:p>0,432</text:p>
          </table:table-cell>
          <table:table-cell table:number-columns-repeated="3"/>
        </table:table-row>
        <table:table-row table:style-name="ro1">
          <table:table-cell office:value-type="float" office:value="24.9" calcext:value-type="float">
            <text:p>24,9</text:p>
          </table:table-cell>
          <table:table-cell table:formula="of:=25-[.A11]" office:value-type="float" office:value="0.100000000000001" calcext:value-type="float">
            <text:p>0,1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7.265" calcext:value-type="float">
            <text:p>7,265</text:p>
          </table:table-cell>
          <table:table-cell office:value-type="float" office:value="0.116" calcext:value-type="float">
            <text:p>0,116</text:p>
          </table:table-cell>
          <table:table-cell office:value-type="float" office:value="0.439" calcext:value-type="float">
            <text:p>0,439</text:p>
          </table:table-cell>
          <table:table-cell table:number-columns-repeated="3"/>
        </table:table-row>
        <table:table-row table:style-name="ro1">
          <table:table-cell office:value-type="float" office:value="24.85" calcext:value-type="float">
            <text:p>24,85</text:p>
          </table:table-cell>
          <table:table-cell table:formula="of:=25-[.A12]" office:value-type="float" office:value="0.149999999999999" calcext:value-type="float">
            <text:p>0,1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7.275" calcext:value-type="float">
            <text:p>7,275</text:p>
          </table:table-cell>
          <table:table-cell office:value-type="float" office:value="7.272" calcext:value-type="float">
            <text:p>7,272</text:p>
          </table:table-cell>
          <table:table-cell office:value-type="float" office:value="0.118" calcext:value-type="float">
            <text:p>0,118</text:p>
          </table:table-cell>
          <table:table-cell office:value-type="float" office:value="0.449" calcext:value-type="float">
            <text:p>0,449</text:p>
          </table:table-cell>
          <table:table-cell table:number-columns-repeated="3"/>
        </table:table-row>
        <table:table-row table:style-name="ro1">
          <table:table-cell office:value-type="float" office:value="24.8" calcext:value-type="float">
            <text:p>24,8</text:p>
          </table:table-cell>
          <table:table-cell table:formula="of:=25-[.A13]" office:value-type="float" office:value="0.199999999999999" calcext:value-type="float">
            <text:p>0,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.285" calcext:value-type="float">
            <text:p>7,285</text:p>
          </table:table-cell>
          <table:table-cell office:value-type="float" office:value="7.278" calcext:value-type="float">
            <text:p>7,278</text:p>
          </table:table-cell>
          <table:table-cell office:value-type="float" office:value="0.119" calcext:value-type="float">
            <text:p>0,119</text:p>
          </table:table-cell>
          <table:table-cell office:value-type="float" office:value="0.448" calcext:value-type="float">
            <text:p>0,448</text:p>
          </table:table-cell>
          <table:table-cell table:number-columns-repeated="3"/>
        </table:table-row>
        <table:table-row table:style-name="ro1">
          <table:table-cell office:value-type="float" office:value="24.75" calcext:value-type="float">
            <text:p>24,75</text:p>
          </table:table-cell>
          <table:table-cell table:formula="of:=25-[.A14]" office:value-type="float" office:value="0.25" calcext:value-type="float">
            <text:p>0,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.292" calcext:value-type="float">
            <text:p>7,292</text:p>
          </table:table-cell>
          <table:table-cell office:value-type="float" office:value="7.28" calcext:value-type="float">
            <text:p>7,28</text:p>
          </table:table-cell>
          <table:table-cell office:value-type="float" office:value="0.119" calcext:value-type="float">
            <text:p>0,119</text:p>
          </table:table-cell>
          <table:table-cell office:value-type="float" office:value="0.453" calcext:value-type="float">
            <text:p>0,453</text:p>
          </table:table-cell>
          <table:table-cell table:number-columns-repeated="3"/>
        </table:table-row>
        <table:table-row table:style-name="ro1">
          <table:table-cell office:value-type="float" office:value="24.7" calcext:value-type="float">
            <text:p>24,7</text:p>
          </table:table-cell>
          <table:table-cell table:formula="of:=25-[.A15]" office:value-type="float" office:value="0.300000000000001" calcext:value-type="float">
            <text:p>0,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7.295" calcext:value-type="float">
            <text:p>7,295</text:p>
          </table:table-cell>
          <table:table-cell office:value-type="float" office:value="7.294" calcext:value-type="float">
            <text:p>7,294</text:p>
          </table:table-cell>
          <table:table-cell office:value-type="float" office:value="0.116" calcext:value-type="float">
            <text:p>0,116</text:p>
          </table:table-cell>
          <table:table-cell office:value-type="float" office:value="0.461" calcext:value-type="float">
            <text:p>0,461</text:p>
          </table:table-cell>
          <table:table-cell table:number-columns-repeated="3"/>
        </table:table-row>
        <table:table-row table:style-name="ro1">
          <table:table-cell office:value-type="float" office:value="24.65" calcext:value-type="float">
            <text:p>24,65</text:p>
          </table:table-cell>
          <table:table-cell table:formula="of:=25-[.A16]" office:value-type="float" office:value="0.350000000000001" calcext:value-type="float">
            <text:p>0,3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7.31" calcext:value-type="float">
            <text:p>7,31</text:p>
          </table:table-cell>
          <table:table-cell office:value-type="float" office:value="7.302" calcext:value-type="float">
            <text:p>7,302</text:p>
          </table:table-cell>
          <table:table-cell office:value-type="float" office:value="0.112" calcext:value-type="float">
            <text:p>0,112</text:p>
          </table:table-cell>
          <table:table-cell office:value-type="float" office:value="0.462" calcext:value-type="float">
            <text:p>0,462</text:p>
          </table:table-cell>
          <table:table-cell table:number-columns-repeated="3"/>
        </table:table-row>
        <table:table-row table:style-name="ro1">
          <table:table-cell office:value-type="float" office:value="24.6" calcext:value-type="float">
            <text:p>24,6</text:p>
          </table:table-cell>
          <table:table-cell table:formula="of:=25-[.A17]" office:value-type="float" office:value="0.399999999999999" calcext:value-type="float">
            <text:p>0,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7.313" calcext:value-type="float">
            <text:p>7,313</text:p>
          </table:table-cell>
          <table:table-cell office:value-type="float" office:value="7.308" calcext:value-type="float">
            <text:p>7,308</text:p>
          </table:table-cell>
          <table:table-cell office:value-type="float" office:value="0.108" calcext:value-type="float">
            <text:p>0,108</text:p>
          </table:table-cell>
          <table:table-cell office:value-type="float" office:value="0.465" calcext:value-type="float">
            <text:p>0,465</text:p>
          </table:table-cell>
          <table:table-cell table:number-columns-repeated="3"/>
        </table:table-row>
        <table:table-row table:style-name="ro1">
          <table:table-cell office:value-type="float" office:value="24.55" calcext:value-type="float">
            <text:p>24,55</text:p>
          </table:table-cell>
          <table:table-cell table:formula="of:=25-[.A18]" office:value-type="float" office:value="0.449999999999999" calcext:value-type="float">
            <text:p>0,4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.335" calcext:value-type="float">
            <text:p>7,335</text:p>
          </table:table-cell>
          <table:table-cell office:value-type="float" office:value="7.322" calcext:value-type="float">
            <text:p>7,322</text:p>
          </table:table-cell>
          <table:table-cell office:value-type="float" office:value="0.104" calcext:value-type="float">
            <text:p>0,104</text:p>
          </table:table-cell>
          <table:table-cell office:value-type="float" office:value="0.479" calcext:value-type="float">
            <text:p>0,479</text:p>
          </table:table-cell>
          <table:table-cell table:number-columns-repeated="3"/>
        </table:table-row>
        <table:table-row table:style-name="ro1">
          <table:table-cell office:value-type="float" office:value="24.5" calcext:value-type="float">
            <text:p>24,5</text:p>
          </table:table-cell>
          <table:table-cell table:formula="of:=25-[.A19]" office:value-type="float" office:value="0.5" calcext:value-type="float">
            <text:p>0,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.3" calcext:value-type="float">
            <text:p>7,3</text:p>
          </table:table-cell>
          <table:table-cell office:value-type="float" office:value="7.28" calcext:value-type="float">
            <text:p>7,28</text:p>
          </table:table-cell>
          <table:table-cell office:value-type="float" office:value="0.104" calcext:value-type="float">
            <text:p>0,104</text:p>
          </table:table-cell>
          <table:table-cell office:value-type="float" office:value="0.484" calcext:value-type="float">
            <text:p>0,484</text:p>
          </table:table-cell>
          <table:table-cell office:value-type="string" calcext:value-type="string">
            <text:p>o.O</text:p>
          </table:table-cell>
          <table:table-cell table:number-columns-repeated="2"/>
        </table:table-row>
        <table:table-row table:style-name="ro1">
          <table:table-cell office:value-type="float" office:value="24.45" calcext:value-type="float">
            <text:p>24,45</text:p>
          </table:table-cell>
          <table:table-cell table:formula="of:=25-[.A20]" office:value-type="float" office:value="0.550000000000001" calcext:value-type="float">
            <text:p>0,55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7.25" calcext:value-type="float">
            <text:p>7,25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0.501" calcext:value-type="float">
            <text:p>0,501</text:p>
          </table:table-cell>
          <table:table-cell table:number-columns-repeated="3"/>
        </table:table-row>
        <table:table-row table:style-name="ro1">
          <table:table-cell office:value-type="float" office:value="24.35" calcext:value-type="float">
            <text:p>24,35</text:p>
          </table:table-cell>
          <table:table-cell table:formula="of:=25-[.A21]" office:value-type="float" office:value="0.649999999999999" calcext:value-type="float">
            <text:p>0,65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.25" calcext:value-type="float">
            <text:p>7,25</text:p>
          </table:table-cell>
          <table:table-cell/>
          <table:table-cell office:value-type="float" office:value="0.087" calcext:value-type="float">
            <text:p>0,087</text:p>
          </table:table-cell>
          <table:table-cell office:value-type="float" office:value="0.513" calcext:value-type="float">
            <text:p>0,513</text:p>
          </table:table-cell>
          <table:table-cell table:number-columns-repeated="3"/>
        </table:table-row>
        <table:table-row table:style-name="ro1">
          <table:table-cell office:value-type="float" office:value="24.3" calcext:value-type="float">
            <text:p>24,3</text:p>
          </table:table-cell>
          <table:table-cell table:formula="of:=25-[.A22]" office:value-type="float" office:value="0.699999999999999" calcext:value-type="float">
            <text:p>0,7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7.265" calcext:value-type="float">
            <text:p>7,265</text:p>
          </table:table-cell>
          <table:table-cell office:value-type="float" office:value="7.26" calcext:value-type="float">
            <text:p>7,26</text:p>
          </table:table-cell>
          <table:table-cell office:value-type="float" office:value="0.083" calcext:value-type="float">
            <text:p>0,083</text:p>
          </table:table-cell>
          <table:table-cell office:value-type="float" office:value="0.533" calcext:value-type="float">
            <text:p>0,533</text:p>
          </table:table-cell>
          <table:table-cell table:number-columns-repeated="3"/>
        </table:table-row>
        <table:table-row table:style-name="ro1">
          <table:table-cell office:value-type="float" office:value="24.2" calcext:value-type="float">
            <text:p>24,2</text:p>
          </table:table-cell>
          <table:table-cell table:formula="of:=25-[.A23]" office:value-type="float" office:value="0.800000000000001" calcext:value-type="float">
            <text:p>0,8</text:p>
          </table:table-cell>
          <table:table-cell office:value-type="float" office:value="39" calcext:value-type="float">
            <text:p>39</text:p>
          </table:table-cell>
          <table:table-cell/>
          <table:table-cell table:number-columns-repeated="2" office:value-type="float" office:value="7.34" calcext:value-type="float">
            <text:p>7,34</text:p>
          </table:table-cell>
          <table:table-cell table:number-columns-repeated="5"/>
        </table:table-row>
        <table:table-row table:style-name="ro1">
          <table:table-cell office:value-type="float" office:value="24.1" calcext:value-type="float">
            <text:p>24,1</text:p>
          </table:table-cell>
          <table:table-cell table:formula="of:=25-[.A24]" office:value-type="float" office:value="0.899999999999999" calcext:value-type="float">
            <text:p>0,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.44" calcext:value-type="float">
            <text:p>7,44</text:p>
          </table:table-cell>
          <table:table-cell table:number-columns-repeated="6"/>
        </table:table-row>
      </table:table>
      <table:table table:name="Mesures3" table:style-name="ta1"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sition x (um)</text:p>
          </table:table-cell>
          <table:table-cell office:value-type="string" calcext:value-type="string">
            <text:p>Distance relative cible (um)</text:p>
          </table:table-cell>
          <table:table-cell office:value-type="string" calcext:value-type="string">
            <text:p>File Nb</text:p>
          </table:table-cell>
          <table:table-cell office:value-type="string" calcext:value-type="string">
            <text:p>Range (um)</text:p>
          </table:table-cell>
          <table:table-cell office:value-type="string" calcext:value-type="string">
            <text:p>Distance (mesure)</text:p>
          </table:table-cell>
          <table:table-cell office:value-type="string" calcext:value-type="string">
            <text:p>(après mesure)</text:p>
          </table:table-cell>
          <table:table-cell office:value-type="string" calcext:value-type="string">
            <text:p>Amplitude max</text:p>
          </table:table-cell>
          <table:table-cell office:value-type="string" calcext:value-type="string">
            <text:p>Waist (um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50-[.A3]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236" calcext:value-type="float">
            <text:p>7,236</text:p>
          </table:table-cell>
          <table:table-cell office:value-type="float" office:value="0.111" calcext:value-type="float">
            <text:p>0,111</text:p>
          </table:table-cell>
          <table:table-cell office:value-type="float" office:value="0.423" calcext:value-type="float">
            <text:p>0,423</text:p>
          </table:table-cell>
        </table:table-row>
        <table:table-row table:style-name="ro1">
          <table:table-cell office:value-type="float" office:value="49.98" calcext:value-type="float">
            <text:p>49,98</text:p>
          </table:table-cell>
          <table:table-cell table:formula="of:=50-[.A4]" office:value-type="float" office:value="0.0200000000000031" calcext:value-type="float">
            <text:p>0,0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.241" calcext:value-type="float">
            <text:p>7,241</text:p>
          </table:table-cell>
          <table:table-cell office:value-type="float" office:value="7.245" calcext:value-type="float">
            <text:p>7,245</text:p>
          </table:table-cell>
          <table:table-cell office:value-type="float" office:value="0.11" calcext:value-type="float">
            <text:p>0,11</text:p>
          </table:table-cell>
          <table:table-cell office:value-type="float" office:value="0.437" calcext:value-type="float">
            <text:p>0,437</text:p>
          </table:table-cell>
        </table:table-row>
        <table:table-row table:style-name="ro1">
          <table:table-cell office:value-type="float" office:value="49.97" calcext:value-type="float">
            <text:p>49,97</text:p>
          </table:table-cell>
          <table:table-cell table:formula="of:=50-[.A5]" office:value-type="float" office:value="0.0300000000000011" calcext:value-type="float">
            <text:p>0,0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.249" calcext:value-type="float">
            <text:p>7,249</text:p>
          </table:table-cell>
          <table:table-cell office:value-type="float" office:value="0.111" calcext:value-type="float">
            <text:p>0,111</text:p>
          </table:table-cell>
          <table:table-cell office:value-type="float" office:value="0.436" calcext:value-type="float">
            <text:p>0,436</text:p>
          </table:table-cell>
        </table:table-row>
        <table:table-row table:style-name="ro1">
          <table:table-cell office:value-type="float" office:value="49.96" calcext:value-type="float">
            <text:p>49,96</text:p>
          </table:table-cell>
          <table:table-cell table:formula="of:=50-[.A6]" office:value-type="float" office:value="0.0399999999999991" calcext:value-type="float">
            <text:p>0,0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7.252" calcext:value-type="float">
            <text:p>7,252</text:p>
          </table:table-cell>
          <table:table-cell office:value-type="float" office:value="7.255" calcext:value-type="float">
            <text:p>7,255</text:p>
          </table:table-cell>
          <table:table-cell office:value-type="float" office:value="0.11" calcext:value-type="float">
            <text:p>0,11</text:p>
          </table:table-cell>
          <table:table-cell office:value-type="float" office:value="0.437" calcext:value-type="float">
            <text:p>0,437</text:p>
          </table:table-cell>
        </table:table-row>
        <table:table-row table:style-name="ro1">
          <table:table-cell office:value-type="float" office:value="49.95" calcext:value-type="float">
            <text:p>49,95</text:p>
          </table:table-cell>
          <table:table-cell table:formula="of:=50-[.A7]" office:value-type="float" office:value="0.0499999999999972" calcext:value-type="float">
            <text:p>0,0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7.256" calcext:value-type="float">
            <text:p>7,256</text:p>
          </table:table-cell>
          <table:table-cell office:value-type="float" office:value="7.258" calcext:value-type="float">
            <text:p>7,258</text:p>
          </table:table-cell>
          <table:table-cell office:value-type="float" office:value="0.11" calcext:value-type="float">
            <text:p>0,11</text:p>
          </table:table-cell>
          <table:table-cell office:value-type="float" office:value="0.452" calcext:value-type="float">
            <text:p>0,452</text:p>
          </table:table-cell>
        </table:table-row>
        <table:table-row table:style-name="ro1">
          <table:table-cell office:value-type="float" office:value="49.9" calcext:value-type="float">
            <text:p>49,9</text:p>
          </table:table-cell>
          <table:table-cell table:formula="of:=50-[.A8]" office:value-type="float" office:value="0.100000000000001" calcext:value-type="float">
            <text:p>0,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.265" calcext:value-type="float">
            <text:p>7,265</text:p>
          </table:table-cell>
          <table:table-cell office:value-type="float" office:value="7.267" calcext:value-type="float">
            <text:p>7,267</text:p>
          </table:table-cell>
          <table:table-cell office:value-type="float" office:value="0.11" calcext:value-type="float">
            <text:p>0,11</text:p>
          </table:table-cell>
          <table:table-cell office:value-type="float" office:value="0.428" calcext:value-type="float">
            <text:p>0,428</text:p>
          </table:table-cell>
        </table:table-row>
        <table:table-row table:style-name="ro1">
          <table:table-cell table:style-name="ce1" office:value-type="float" office:value="49.85" calcext:value-type="float">
            <text:p>49,85</text:p>
          </table:table-cell>
          <table:table-cell table:formula="of:=50-[.A9]" office:value-type="float" office:value="0.149999999999999" calcext:value-type="float">
            <text:p>0,1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7.279" calcext:value-type="float">
            <text:p>7,279</text:p>
          </table:table-cell>
          <table:table-cell office:value-type="float" office:value="7.28" calcext:value-type="float">
            <text:p>7,28</text:p>
          </table:table-cell>
          <table:table-cell office:value-type="float" office:value="0.111" calcext:value-type="float">
            <text:p>0,111</text:p>
          </table:table-cell>
          <table:table-cell office:value-type="float" office:value="0.438" calcext:value-type="float">
            <text:p>0,438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table:formula="of:=50-[.A10]" office:value-type="float" office:value="0.25" calcext:value-type="float">
            <text:p>0,2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,3</text:p>
          </table:table-cell>
          <table:table-cell office:value-type="float" office:value="7.29" calcext:value-type="float">
            <text:p>7,29</text:p>
          </table:table-cell>
          <table:table-cell office:value-type="float" office:value="0.112" calcext:value-type="float">
            <text:p>0,112</text:p>
          </table:table-cell>
          <table:table-cell office:value-type="float" office:value="0.443" calcext:value-type="float">
            <text:p>0,443</text:p>
          </table:table-cell>
        </table:table-row>
        <table:table-row table:style-name="ro1">
          <table:table-cell office:value-type="float" office:value="49.6" calcext:value-type="float">
            <text:p>49,6</text:p>
          </table:table-cell>
          <table:table-cell table:formula="of:=50-[.A11]" office:value-type="float" office:value="0.399999999999999" calcext:value-type="float">
            <text:p>0,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7.337" calcext:value-type="float">
            <text:p>7,337</text:p>
          </table:table-cell>
          <table:table-cell office:value-type="float" office:value="7.323" calcext:value-type="float">
            <text:p>7,323</text:p>
          </table:table-cell>
          <table:table-cell office:value-type="float" office:value="0.113" calcext:value-type="float">
            <text:p>0,113</text:p>
          </table:table-cell>
          <table:table-cell office:value-type="float" office:value="0.455" calcext:value-type="float">
            <text:p>0,455</text:p>
          </table:table-cell>
        </table:table-row>
        <table:table-row table:style-name="ro1">
          <table:table-cell office:value-type="float" office:value="49.3" calcext:value-type="float">
            <text:p>49,3</text:p>
          </table:table-cell>
          <table:table-cell table:formula="of:=50-[.A12]" office:value-type="float" office:value="0.700000000000003" calcext:value-type="float">
            <text:p>0,7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,5</text:p>
          </table:table-cell>
          <table:table-cell office:value-type="float" office:value="7.12" calcext:value-type="float">
            <text:p>7,12</text:p>
          </table:table-cell>
          <table:table-cell office:value-type="float" office:value="0.092" calcext:value-type="float">
            <text:p>0,092</text:p>
          </table:table-cell>
          <table:table-cell office:value-type="float" office:value="0.496" calcext:value-type="float">
            <text:p>0,4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50-[.A13]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.155" calcext:value-type="float">
            <text:p>7,155</text:p>
          </table:table-cell>
          <table:table-cell office:value-type="float" office:value="7.182" calcext:value-type="float">
            <text:p>7,182</text:p>
          </table:table-cell>
          <table:table-cell office:value-type="float" office:value="0.119" calcext:value-type="float">
            <text:p>0,119</text:p>
          </table:table-cell>
          <table:table-cell office:value-type="float" office:value="0.534" calcext:value-type="float">
            <text:p>0,53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50-[.A14]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8.74" calcext:value-type="float">
            <text:p>8,74</text:p>
          </table:table-cell>
          <table:table-cell office:value-type="float" office:value="8.89" calcext:value-type="float">
            <text:p>8,89</text:p>
          </table:table-cell>
          <table:table-cell office:value-type="float" office:value="0.116" calcext:value-type="float">
            <text:p>0,116</text:p>
          </table:table-cell>
          <table:table-cell office:value-type="float" office:value="0.686" calcext:value-type="float">
            <text:p>0,6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50-[.A15]"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06" calcext:value-type="float">
            <text:p>10,06</text:p>
          </table:table-cell>
          <table:table-cell office:value-type="float" office:value="0.112" calcext:value-type="float">
            <text:p>0,112</text:p>
          </table:table-cell>
          <table:table-cell office:value-type="float" office:value="0.922" calcext:value-type="float">
            <text:p>0,9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50-[.A16]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2.098" calcext:value-type="float">
            <text:p>12,098</text:p>
          </table:table-cell>
          <table:table-cell office:value-type="float" office:value="12.09" calcext:value-type="float">
            <text:p>12,09</text:p>
          </table:table-cell>
          <table:table-cell office:value-type="float" office:value="0.108" calcext:value-type="float">
            <text:p>0,108</text:p>
          </table:table-cell>
          <table:table-cell/>
        </table:table-row>
        <table:table-row table:style-name="ro1">
          <table:table-cell/>
          <table:table-cell table:formula="of:=50-[.A17]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0.104" calcext:value-type="float">
            <text:p>0,104</text:p>
          </table:table-cell>
          <table:table-cell/>
        </table:table-row>
        <table:table-row table:style-name="ro1">
          <table:table-cell/>
          <table:table-cell table:formula="of:=50-[.A18]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0.104" calcext:value-type="float">
            <text:p>0,104</text:p>
          </table:table-cell>
          <table:table-cell/>
        </table:table-row>
        <table:table-row table:style-name="ro1">
          <table:table-cell/>
          <table:table-cell table:formula="of:=50-[.A19]"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0.91" calcext:value-type="float">
            <text:p>0,91</text:p>
          </table:table-cell>
          <table:table-cell/>
        </table:table-row>
        <table:table-row table:style-name="ro1">
          <table:table-cell/>
          <table:table-cell table:formula="of:=50-[.A20]"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0.087" calcext:value-type="float">
            <text:p>0,087</text:p>
          </table:table-cell>
          <table:table-cell/>
        </table:table-row>
        <table:table-row table:style-name="ro1">
          <table:table-cell/>
          <table:table-cell table:formula="of:=50-[.A21]"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0.083" calcext:value-type="float">
            <text:p>0,083</text:p>
          </table:table-cell>
          <table:table-cell/>
        </table:table-row>
        <table:table-row table:style-name="ro1">
          <table:table-cell/>
          <table:table-cell table:formula="of:=50-[.A22]"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1">
          <table:table-cell/>
          <table:table-cell table:formula="of:=50-[.A23]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/>
          <table:table-cell table:formula="of:=50-[.A24]"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/>
          <table:table-cell table:formula="of:=50-[.A25]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number-columns-repeated="5"/>
        </table:table-row>
        <table:table-row table:style-name="ro1">
          <table:table-cell/>
          <table:table-cell table:formula="of:=50-[.A26]" office:value-type="float" office:value="50" calcext:value-type="float">
            <text:p>50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/>
          <table:table-cell table:formula="of:=50-[.A27]"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1">
          <table:table-cell/>
          <table:table-cell table:formula="of:=50-[.A28]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/>
          <table:table-cell table:formula="of:=50-[.A29]"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/>
          <table:table-cell table:formula="of:=50-[.A30]"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/>
          <table:table-cell table:formula="of:=50-[.A31]" office:value-type="float" office:value="50" calcext:value-type="float">
            <text:p>50</text:p>
          </table:table-cell>
          <table:table-cell office:value-type="float" office:value="68" calcext:value-type="float">
            <text:p>68</text:p>
          </table:table-cell>
          <table:table-cell table:number-columns-repeated="5"/>
        </table:table-row>
        <table:table-row table:style-name="ro1">
          <table:table-cell/>
          <table:table-cell table:formula="of:=50-[.A32]"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5"/>
        </table:table-row>
      </table:table>
      <table:table table:name="Graphes Mesures3" table:style-name="ta1">
        <table:shapes>
          <draw:frame draw:z-index="0" draw:style-name="gr1" draw:text-style-name="P1" svg:width="159.99mm" svg:height="89.99mm" svg:x="0mm" svg:y="0mm">
            <loext:p draw:notify-on-update-of-ranges="Mesures3.B3:Mesures3.B50 Mesures3.E3:Mesures3.E50 Mesures3.B3:Mesures3.B50 Mesures3.F3:Mesures3.F5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0mm" svg:y="90.31mm">
            <loext:p draw:notify-on-update-of-ranges="Mesures3.B3:Mesures3.B50 Mesures3.H2:Mesures3.H2 Mesures3.H3:Mesures3.H5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09:30:56.259416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44:47.751872386</meta:creation-date>
    <dc:date>2016-02-29T17:27:56.128567400</dc:date>
    <meta:editing-duration>PT3H23M5S</meta:editing-duration>
    <meta:editing-cycles>114</meta:editing-cycles>
    <meta:generator>LibreOffice/5.1.0.3$Linux_X86_64 LibreOffice_project/10m0$Build-3</meta:generator>
    <meta:document-statistic meta:table-count="4" meta:cell-count="38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4.192cm" style:legend-expansion="high" chart:style-name="ch2"/>
        <chart:plot-area chart:style-name="ch3" table:cell-range-address="Feuille1.C4:Feuille1.C33 Feuille1.E3:Feuille1.E33" chart:data-source-has-labels="row" svg:x="0.32cm" svg:y="0.18cm" svg:width="13.189cm" svg:height="8.64cm">
          <chartooo:coordinate-region svg:x="1.28cm" svg:y="0.388cm" svg:width="12.021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4:Feuille1.E33" chart:label-cell-address="Feuille1.E3:Feuille1.E3" chart:class="chart:scatter">
            <chart:domain table:cell-range-address="Feuille1.C4:Feuille1.C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waist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C4:Feuille1.C33</svg:desc>
                </draw:g>
              </table:table-cell>
              <table:table-cell office:value-type="float" office:value="0.443">
                <text:p>0.443</text:p>
                <draw:g>
                  <svg:desc>Feuille1.E4:Feuille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29cm" svg:y="4.192cm" style:legend-expansion="high" chart:style-name="ch2"/>
        <chart:plot-area chart:style-name="ch3" table:cell-range-address="Feuille1.A4:Feuille1.A33 Feuille1.E3:Feuille1.E33" chart:data-source-has-labels="row" svg:x="0.32cm" svg:y="0.18cm" svg:width="13.189cm" svg:height="8.64cm">
          <chartooo:coordinate-region svg:x="1.28cm" svg:y="0.388cm" svg:width="11.873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E4:Feuille1.E33" chart:label-cell-address="Feuille1.E3:Feuille1.E3" chart:class="chart:scatter">
            <chart:domain table:cell-range-address="Feuille1.A4:Feuille1.A33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waist</text:p>
                <draw:g>
                  <svg:desc>Feuille1.E3:Feuille1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146">
                <text:p>7.146</text:p>
                <draw:g>
                  <svg:desc>Feuille1.A4:Feuille1.A33</svg:desc>
                </draw:g>
              </table:table-cell>
              <table:table-cell office:value-type="float" office:value="0.443">
                <text:p>0.443</text:p>
                <draw:g>
                  <svg:desc>Feuille1.E4:Feuille1.E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56">
                <text:p>7.15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168">
                <text:p>7.168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7">
                <text:p>7.17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179">
                <text:p>7.179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184">
                <text:p>7.184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189">
                <text:p>7.189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97">
                <text:p>7.197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02">
                <text:p>7.202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11">
                <text:p>7.211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12">
                <text:p>7.212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31">
                <text:p>7.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03cm" svg:y="4.192cm" style:legend-expansion="high" chart:style-name="ch2"/>
        <chart:plot-area chart:style-name="ch3" table:cell-range-address="Mesures2.E3:Mesures2.E50 Mesures2.H4:Mesures2.H50" chart:data-source-has-labels="row" svg:x="0.32cm" svg:y="0.18cm" svg:width="11.063cm" svg:height="8.64cm">
          <chartooo:coordinate-region svg:x="1.073cm" svg:y="0.389cm" svg:width="10.057cm" svg:height="7.76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ures2.H4:Mesures2.H50" chart:label-cell-address="Mesures2.E3:Mesures2.E3" chart:class="chart:scatter">
            <chart:domain table:cell-range-address="Mesures2.E4:Mesures2.E50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E</text:p>
              </table:table-cell>
              <table:table-cell office:value-type="string">
                <text:p>Distance (mesure)</text:p>
                <draw:g>
                  <svg:desc>Mesures2.E3:Mesures2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23">
                <text:p>7.23</text:p>
                <draw:g>
                  <svg:desc>Mesures2.E4:Mesures2.E50</svg:desc>
                </draw:g>
              </table:table-cell>
              <table:table-cell office:value-type="float" office:value="0.414">
                <text:p>0.414</text:p>
                <draw:g>
                  <svg:desc>Mesures2.H4:Mesures2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43">
                <text:p>7.243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25">
                <text:p>7.25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52">
                <text:p>7.252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55">
                <text:p>7.255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.258">
                <text:p>7.258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6">
                <text:p>7.26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65">
                <text:p>7.265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275">
                <text:p>7.275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285">
                <text:p>7.285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292">
                <text:p>7.292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295">
                <text:p>7.295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.31">
                <text:p>7.31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13">
                <text:p>7.313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335">
                <text:p>7.335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3">
                <text:p>7.3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.25">
                <text:p>7.25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5">
                <text:p>7.25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265">
                <text:p>7.265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34">
                <text:p>7.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44">
                <text:p>7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82cm" svg:y="4.192cm" style:legend-expansion="high" chart:style-name="ch2"/>
        <chart:plot-area chart:style-name="ch3" table:cell-range-address="Mesures2.B4:Mesures2.B50 Mesures2.A3:Mesures2.A3 Mesures2.H4:Mesures2.H50" chart:data-source-has-labels="row" svg:x="0.32cm" svg:y="0.18cm" svg:width="10.442cm" svg:height="8.64cm">
          <chartooo:coordinate-region svg:x="1.28cm" svg:y="0.388cm" svg:width="9.377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sures2.H4:Mesures2.H50" chart:label-cell-address="Mesures2.A3:Mesures2.A3" chart:class="chart:scatter">
            <chart:domain table:cell-range-address="Mesures2.B4:Mesures2.B50"/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Distance (relatif, cible)</text:p>
                <draw:g>
                  <svg:desc>Mesures2.A3:Mesures2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sures2.B4:Mesures2.B50</svg:desc>
                </draw:g>
              </table:table-cell>
              <table:table-cell office:value-type="float" office:value="0.414">
                <text:p>0.414</text:p>
                <draw:g>
                  <svg:desc>Mesures2.H4:Mesures2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0000000000016">
                <text:p>0.0100000000000016</text:p>
              </table:table-cell>
              <table:table-cell office:value-type="float" office:value="0.419">
                <text:p>0.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9999999999996">
                <text:p>0.0199999999999996</text:p>
              </table:table-cell>
              <table:table-cell office:value-type="float" office:value="0.422">
                <text:p>0.4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00000000000011">
                <text:p>0.0300000000000011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0000000000007">
                <text:p>0.0500000000000007</text:p>
              </table:table-cell>
              <table:table-cell office:value-type="float" office:value="0.445">
                <text:p>0.4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99999999999987">
                <text:p>0.0599999999999987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439">
                <text:p>0.4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.448">
                <text:p>0.4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0.465">
                <text:p>0.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0000000000003">
                <text:p>0.450000000000003</text:p>
              </table:table-cell>
              <table:table-cell office:value-type="float" office:value="0.479">
                <text:p>0.4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0000000000004">
                <text:p>0.500000000000004</text:p>
              </table:table-cell>
              <table:table-cell office:value-type="float" office:value="0.484">
                <text:p>0.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0000000000004">
                <text:p>0.550000000000004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0.513">
                <text:p>0.5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082cm" svg:y="4.192cm" style:legend-expansion="high" chart:style-name="ch2"/>
        <chart:plot-area chart:style-name="ch3" table:cell-range-address="Mesures2.B4:Mesures2.B50 Mesures2.A3:Mesures2.A3 Mesures2.E3:Mesures2.E50" chart:data-source-has-labels="row" svg:x="0.32cm" svg:y="0.18cm" svg:width="10.442cm" svg:height="8.64cm">
          <chartooo:coordinate-region svg:x="1.28cm" svg:y="0.388cm" svg:width="9.377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ures2.E3:Mesures2.E50" chart:label-cell-address="Mesures2.A3:Mesures2.A3" chart:class="chart:scatter">
            <chart:domain table:cell-range-address="Mesures2.B4:Mesures2.B50"/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Distance (relatif, cible)</text:p>
                <draw:g>
                  <svg:desc>Mesures2.A3:Mesures2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sures2.B4:Mesures2.B50</svg:desc>
                </draw:g>
              </table:table-cell>
              <table:table-cell office:value-type="float" office:value="NaN">
                <text:p>NaN</text:p>
                <draw:g>
                  <svg:desc>Mesures2.E3:Mesures2.E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00000000000016">
                <text:p>0.0100000000000016</text:p>
              </table:table-cell>
              <table:table-cell office:value-type="float" office:value="7.23">
                <text:p>7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99999999999996">
                <text:p>0.0199999999999996</text:p>
              </table:table-cell>
              <table:table-cell office:value-type="float" office:value="7.243">
                <text:p>7.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00000000000011">
                <text:p>0.0300000000000011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7.252">
                <text:p>7.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00000000000007">
                <text:p>0.0500000000000007</text:p>
              </table:table-cell>
              <table:table-cell office:value-type="float" office:value="7.255">
                <text:p>7.2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99999999999987">
                <text:p>0.0599999999999987</text:p>
              </table:table-cell>
              <table:table-cell office:value-type="float" office:value="7.258">
                <text:p>7.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7.26">
                <text:p>7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7.265">
                <text:p>7.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7.275">
                <text:p>7.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7.285">
                <text:p>7.2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7.292">
                <text:p>7.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7.295">
                <text:p>7.2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7.31">
                <text:p>7.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50000000000003">
                <text:p>0.450000000000003</text:p>
              </table:table-cell>
              <table:table-cell office:value-type="float" office:value="7.313">
                <text:p>7.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00000000000004">
                <text:p>0.500000000000004</text:p>
              </table:table-cell>
              <table:table-cell office:value-type="float" office:value="7.335">
                <text:p>7.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50000000000004">
                <text:p>0.55000000000000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49999999999999">
                <text:p>0.64999999999999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7.265">
                <text:p>7.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9999999999999">
                <text:p>0.899999999999999</text:p>
              </table:table-cell>
              <table:table-cell office:value-type="float" office:value="7.34">
                <text:p>7.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7.44">
                <text:p>7.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aximum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43cm" svg:y="3.935cm" style:legend-expansion="high" chart:style-name="ch2"/>
        <chart:plot-area chart:style-name="ch3" table:cell-range-address="Mesures3.B3:Mesures3.B50 Mesures3.E3:Mesures3.F50" svg:x="0.32cm" svg:y="0.18cm" svg:width="12.303cm" svg:height="8.64cm">
          <chartooo:coordinate-region svg:x="0.778cm" svg:y="0.388cm" svg:width="11.534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sures3.E3:Mesures3.E50" chart:class="chart:scatter">
            <chart:domain table:cell-range-address="Mesures3.B3:Mesures3.B50"/>
            <chart:data-point chart:repeated="48"/>
          </chart:series>
          <chart:series chart:style-name="ch8" chart:values-cell-range-address="Mesures3.F3:Mesures3.F50" chart:class="chart:scatter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E</text:p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sures3.B3:Mesures3.B50</svg:desc>
                </draw:g>
              </table:table-cell>
              <table:table-cell office:value-type="float" office:value="7.236">
                <text:p>7.236</text:p>
                <draw:g>
                  <svg:desc>Mesures3.E3:Mesures3.E50</svg:desc>
                </draw:g>
              </table:table-cell>
              <table:table-cell office:value-type="float" office:value="7.236">
                <text:p>7.236</text:p>
                <draw:g>
                  <svg:desc>Mesures3.F3:Mesures3.F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0000000000031">
                <text:p>0.0200000000000031</text:p>
              </table:table-cell>
              <table:table-cell office:value-type="float" office:value="7.241">
                <text:p>7.241</text:p>
              </table:table-cell>
              <table:table-cell office:value-type="float" office:value="7.245">
                <text:p>7.2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0000000000011">
                <text:p>0.0300000000000011</text:p>
              </table:table-cell>
              <table:table-cell office:value-type="float" office:value="7.249">
                <text:p>7.249</text:p>
              </table:table-cell>
              <table:table-cell office:value-type="float" office:value="7.249">
                <text:p>7.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7.252">
                <text:p>7.252</text:p>
              </table:table-cell>
              <table:table-cell office:value-type="float" office:value="7.255">
                <text:p>7.2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9999999999972">
                <text:p>0.0499999999999972</text:p>
              </table:table-cell>
              <table:table-cell office:value-type="float" office:value="7.256">
                <text:p>7.256</text:p>
              </table:table-cell>
              <table:table-cell office:value-type="float" office:value="7.258">
                <text:p>7.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7.265">
                <text:p>7.265</text:p>
              </table:table-cell>
              <table:table-cell office:value-type="float" office:value="7.267">
                <text:p>7.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7.279">
                <text:p>7.279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7.3">
                <text:p>7.3</text:p>
              </table:table-cell>
              <table:table-cell office:value-type="float" office:value="7.29">
                <text:p>7.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7.337">
                <text:p>7.337</text:p>
              </table:table-cell>
              <table:table-cell office:value-type="float" office:value="7.323">
                <text:p>7.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0000000000003">
                <text:p>0.700000000000003</text:p>
              </table:table-cell>
              <table:table-cell office:value-type="float" office:value="7.5">
                <text:p>7.5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7.155">
                <text:p>7.155</text:p>
              </table:table-cell>
              <table:table-cell office:value-type="float" office:value="7.182">
                <text:p>7.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8.74">
                <text:p>8.74</text:p>
              </table:table-cell>
              <table:table-cell office:value-type="float" office:value="8.89">
                <text:p>8.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12.098">
                <text:p>12.098</text:p>
              </table:table-cell>
              <table:table-cell office:value-type="float" office:value="12.09">
                <text:p>12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73cm" svg:y="4.192cm" style:legend-expansion="high" chart:style-name="ch2"/>
        <chart:plot-area chart:style-name="ch3" table:cell-range-address="Mesures3.B3:Mesures3.B50 Mesures3.H2:Mesures3.H50" chart:data-source-has-labels="row" svg:x="0.32cm" svg:y="0.18cm" svg:width="12.333cm" svg:height="8.64cm">
          <chartooo:coordinate-region svg:x="1.073cm" svg:y="0.388cm" svg:width="11.372cm" svg:height="7.7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esures3.H3:Mesures3.H50" chart:label-cell-address="Mesures3.H2:Mesures3.H2" chart:class="chart:scatter">
            <chart:domain table:cell-range-address="Mesures3.B3:Mesures3.B50"/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Waist (um)</text:p>
                <draw:g>
                  <svg:desc>Mesures3.H2:Mesures3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esures3.B3:Mesures3.B50</svg:desc>
                </draw:g>
              </table:table-cell>
              <table:table-cell office:value-type="float" office:value="0.423">
                <text:p>0.423</text:p>
                <draw:g>
                  <svg:desc>Mesures3.H3:Mesures3.H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0000000000031">
                <text:p>0.0200000000000031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00000000000011">
                <text:p>0.0300000000000011</text:p>
              </table:table-cell>
              <table:table-cell office:value-type="float" office:value="0.436">
                <text:p>0.4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9999999999991">
                <text:p>0.0399999999999991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99999999999972">
                <text:p>0.0499999999999972</text:p>
              </table:table-cell>
              <table:table-cell office:value-type="float" office:value="0.452">
                <text:p>0.4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443">
                <text:p>0.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0000000000003">
                <text:p>0.700000000000003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686">
                <text:p>0.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.922">
                <text:p>0.9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